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8.001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8.001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7.999cm" style:rel-column-width="4535*"/>
    </style:style>
    <style:style style:name="Tabela3.B" style:family="table-column">
      <style:table-column-properties style:column-width="8.001cm" style:rel-column-width="453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7.999cm" style:rel-column-width="4535*"/>
    </style:style>
    <style:style style:name="Tabela4.B" style:family="table-column">
      <style:table-column-properties style:column-width="8.001cm" style:rel-column-width="4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7.999cm" style:rel-column-width="4535*"/>
    </style:style>
    <style:style style:name="Tabela5.B" style:family="table-column">
      <style:table-column-properties style:column-width="8.001cm" style:rel-column-width="4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cm" table:align="margins" style:writing-mode="lr-tb"/>
    </style:style>
    <style:style style:name="Tabela6.A" style:family="table-column">
      <style:table-column-properties style:column-width="7.999cm" style:rel-column-width="4535*"/>
    </style:style>
    <style:style style:name="Tabela6.B" style:family="table-column">
      <style:table-column-properties style:column-width="8.001cm" style:rel-column-width="4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cm" table:align="margins" style:writing-mode="lr-tb"/>
    </style:style>
    <style:style style:name="Tabela7.A" style:family="table-column">
      <style:table-column-properties style:column-width="7.999cm" style:rel-column-width="4535*"/>
    </style:style>
    <style:style style:name="Tabela7.B" style:family="table-column">
      <style:table-column-properties style:column-width="8.001cm" style:rel-column-width="4536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2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2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2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2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2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2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2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2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2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2" style:font-size-complex="10pt" fo:hyphenate="false" fo:hyphenation-remain-char-count="2" fo:hyphenation-push-char-count="2"/>
    </style:style>
    <style:style style:name="P27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29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30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32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33" style:family="paragraph" style:parent-style-name="Heading_20_1">
      <style:text-properties style:language-asian="pt" style:country-asian="BR"/>
    </style:style>
    <style:style style:name="P34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2" style:font-size-complex="12pt" fo:hyphenate="false" fo:hyphenation-remain-char-count="2" fo:hyphenation-push-char-count="2"/>
    </style:style>
    <style:style style:name="P35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36" style:family="paragraph" style:parent-style-name="Heading_20_2">
      <style:text-properties style:language-asian="pt" style:country-asian="BR"/>
    </style:style>
    <style:style style:name="P3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2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2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1780a" officeooo:paragraph-rsid="0021780a" style:font-name-asian="Times New Roman1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italic" style:font-name-asian="Times New Roman1" style:font-size-asian="12pt" style:language-asian="pt" style:country-asian="BR" style:font-style-asian="italic" style:font-name-complex="Arial2" style:font-size-complex="12pt" style:font-style-complex="italic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style:font-name="Arial" fo:font-size="12pt" officeooo:rsid="00136836" officeooo:paragraph-rsid="00136836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83f0f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872a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5877f" officeooo:paragraph-rsid="00283f0f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5877f" officeooo:paragraph-rsid="002c872a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74e2e" officeooo:paragraph-rsid="00283f0f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74e2e" officeooo:paragraph-rsid="002c872a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8f813" officeooo:paragraph-rsid="0028f813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9e0d3" officeooo:paragraph-rsid="0029e0d3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83f0f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872a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74e2e" officeooo:paragraph-rsid="00283f0f" fo:background-color="#ffff00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ca9c5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7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2" style:font-size-complex="12pt" style:font-weight-complex="bold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2" style:font-size-complex="12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2" style:font-size-complex="12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2" style:font-size-complex="12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2" style:font-size-complex="12pt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7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2" style:font-size-complex="12pt" fo:hyphenate="false" fo:hyphenation-remain-char-count="2" fo:hyphenation-push-char-count="2"/>
    </style:style>
    <style:style style:name="P77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78" style:family="paragraph" style:parent-style-name="Table_20_Contents">
      <style:text-properties style:font-name="Arial" style:font-name-complex="Arial2"/>
    </style:style>
    <style:style style:name="P79" style:family="paragraph" style:parent-style-name="Table_20_Contents">
      <style:text-properties style:font-name="Arial" officeooo:rsid="002ca9c5" officeooo:paragraph-rsid="002ca9c5" style:font-name-complex="Arial2"/>
    </style:style>
    <style:style style:name="P80" style:family="paragraph" style:parent-style-name="Table_20_Contents">
      <style:text-properties style:font-name="Arial" officeooo:rsid="002ca9c5" officeooo:paragraph-rsid="002eb606" style:font-name-complex="Arial2"/>
    </style:style>
    <style:style style:name="P81" style:family="paragraph" style:parent-style-name="Table_20_Contents">
      <style:text-properties style:font-name="Arial" officeooo:rsid="002ca9c5" officeooo:paragraph-rsid="00304b61" style:font-name-complex="Arial2"/>
    </style:style>
    <style:style style:name="P82" style:family="paragraph" style:parent-style-name="Table_20_Contents">
      <style:text-properties style:font-name="Arial" officeooo:rsid="002ca9c5" officeooo:paragraph-rsid="00348f62" style:font-name-complex="Arial2"/>
    </style:style>
    <style:style style:name="P83" style:family="paragraph" style:parent-style-name="Table_20_Contents">
      <style:text-properties style:font-name="Arial" officeooo:rsid="002ca9c5" officeooo:paragraph-rsid="003529cb" style:font-name-complex="Arial2"/>
    </style:style>
    <style:style style:name="P84" style:family="paragraph" style:parent-style-name="Table_20_Contents">
      <style:text-properties style:font-name="Arial" officeooo:rsid="002ca9c5" officeooo:paragraph-rsid="003708fe" style:font-name-complex="Arial2"/>
    </style:style>
    <style:style style:name="P85" style:family="paragraph" style:parent-style-name="Table_20_Contents">
      <style:text-properties style:font-name="Arial" officeooo:rsid="002ca9c5" officeooo:paragraph-rsid="0037baac" style:font-name-complex="Arial2"/>
    </style:style>
    <style:style style:name="P86" style:family="paragraph" style:parent-style-name="Table_20_Contents">
      <style:text-properties style:font-name="Arial" officeooo:rsid="002d03f7" officeooo:paragraph-rsid="002d03f7" style:font-name-complex="Arial2"/>
    </style:style>
    <style:style style:name="P87" style:family="paragraph" style:parent-style-name="Table_20_Contents">
      <style:text-properties style:font-name="Arial" officeooo:rsid="002d03f7" officeooo:paragraph-rsid="00304b61" style:font-name-complex="Arial2"/>
    </style:style>
    <style:style style:name="P88" style:family="paragraph" style:parent-style-name="Table_20_Contents">
      <style:text-properties style:font-name="Arial" officeooo:rsid="002d03f7" officeooo:paragraph-rsid="0031ff16" style:font-name-complex="Arial2"/>
    </style:style>
    <style:style style:name="P89" style:family="paragraph" style:parent-style-name="Table_20_Contents">
      <style:text-properties style:font-name="Arial" officeooo:rsid="002d03f7" officeooo:paragraph-rsid="00348f62" style:font-name-complex="Arial2"/>
    </style:style>
    <style:style style:name="P90" style:family="paragraph" style:parent-style-name="Table_20_Contents">
      <style:text-properties style:font-name="Arial" officeooo:rsid="002d03f7" officeooo:paragraph-rsid="003529cb" style:font-name-complex="Arial2"/>
    </style:style>
    <style:style style:name="P91" style:family="paragraph" style:parent-style-name="Table_20_Contents">
      <style:text-properties style:font-name="Arial" officeooo:rsid="002d03f7" officeooo:paragraph-rsid="003708fe" style:font-name-complex="Arial2"/>
    </style:style>
    <style:style style:name="P92" style:family="paragraph" style:parent-style-name="Table_20_Contents">
      <style:text-properties style:font-name="Arial" officeooo:rsid="002d03f7" officeooo:paragraph-rsid="0037baac" style:font-name-complex="Arial2"/>
    </style:style>
    <style:style style:name="P93" style:family="paragraph" style:parent-style-name="Table_20_Contents">
      <style:text-properties style:font-name="Arial" officeooo:rsid="0037baac" officeooo:paragraph-rsid="0037baac" style:font-name-complex="Arial2"/>
    </style:style>
    <style:style style:name="P94" style:family="paragraph" style:parent-style-name="Table_20_Contents">
      <style:text-properties style:font-name="Arial" fo:font-weight="bold" officeooo:rsid="002ca9c5" officeooo:paragraph-rsid="002ca9c5" style:font-weight-asian="bold" style:font-name-complex="Arial2" style:font-weight-complex="bold"/>
    </style:style>
    <style:style style:name="P95" style:family="paragraph" style:parent-style-name="Table_20_Contents">
      <style:text-properties style:font-name="Arial" fo:font-weight="bold" officeooo:rsid="002ca9c5" officeooo:paragraph-rsid="00304b61" style:font-weight-asian="bold" style:font-name-complex="Arial2" style:font-weight-complex="bold"/>
    </style:style>
    <style:style style:name="P96" style:family="paragraph" style:parent-style-name="Table_20_Contents">
      <style:text-properties style:font-name="Arial" fo:font-weight="bold" officeooo:rsid="002ca9c5" officeooo:paragraph-rsid="00348f62" style:font-weight-asian="bold" style:font-name-complex="Arial2" style:font-weight-complex="bold"/>
    </style:style>
    <style:style style:name="P97" style:family="paragraph" style:parent-style-name="Table_20_Contents">
      <style:text-properties style:font-name="Arial" fo:font-weight="bold" officeooo:rsid="002ca9c5" officeooo:paragraph-rsid="003529cb" style:font-weight-asian="bold" style:font-name-complex="Arial2" style:font-weight-complex="bold"/>
    </style:style>
    <style:style style:name="P98" style:family="paragraph" style:parent-style-name="Table_20_Contents">
      <style:text-properties style:font-name="Arial" fo:font-weight="bold" officeooo:rsid="002ca9c5" officeooo:paragraph-rsid="003708fe" style:font-weight-asian="bold" style:font-name-complex="Arial2" style:font-weight-complex="bold"/>
    </style:style>
    <style:style style:name="P99" style:family="paragraph" style:parent-style-name="Table_20_Contents">
      <style:text-properties style:font-name="Arial" fo:font-weight="bold" officeooo:rsid="002ca9c5" officeooo:paragraph-rsid="0037baac" style:font-weight-asian="bold" style:font-name-complex="Arial2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2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2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2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2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2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2"/>
    </style:style>
    <style:style style:name="T12" style:family="text">
      <style:text-properties fo:font-style="italic" style:language-asian="pt" style:country-asian="BR" style:font-style-asian="italic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fo:language="pt" fo:country="BR" fo:font-style="italic" style:language-asian="pt" style:country-asian="BR" style:font-style-asian="italic"/>
    </style:style>
    <style:style style:name="T15" style:family="text">
      <style:text-properties officeooo:rsid="000f350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b788"/>
    </style:style>
    <style:style style:name="T18" style:family="text">
      <style:text-properties officeooo:rsid="0013f3c8"/>
    </style:style>
    <style:style style:name="T19" style:family="text">
      <style:text-properties officeooo:rsid="0015b577"/>
    </style:style>
    <style:style style:name="T20" style:family="text">
      <style:text-properties officeooo:rsid="0017a59a"/>
    </style:style>
    <style:style style:name="T21" style:family="text">
      <style:text-properties officeooo:rsid="001a22d2"/>
    </style:style>
    <style:style style:name="T22" style:family="text">
      <style:text-properties officeooo:rsid="001a9220"/>
    </style:style>
    <style:style style:name="T23" style:family="text">
      <style:text-properties style:use-window-font-color="true" officeooo:rsid="001a22d2"/>
    </style:style>
    <style:style style:name="T24" style:family="text">
      <style:text-properties style:use-window-font-color="true" officeooo:rsid="001851c6"/>
    </style:style>
    <style:style style:name="T25" style:family="text">
      <style:text-properties officeooo:rsid="001b822b"/>
    </style:style>
    <style:style style:name="T26" style:family="text">
      <style:text-properties officeooo:rsid="001e3a2b"/>
    </style:style>
    <style:style style:name="T27" style:family="text">
      <style:text-properties officeooo:rsid="00230982"/>
    </style:style>
    <style:style style:name="T28" style:family="text">
      <style:text-properties officeooo:rsid="0023b6d7"/>
    </style:style>
    <style:style style:name="T29" style:family="text">
      <style:text-properties officeooo:rsid="0025877f"/>
    </style:style>
    <style:style style:name="T30" style:family="text">
      <style:text-properties officeooo:rsid="00283f0f"/>
    </style:style>
    <style:style style:name="T31" style:family="text">
      <style:text-properties officeooo:rsid="0029e0d3"/>
    </style:style>
    <style:style style:name="T32" style:family="text">
      <style:text-properties officeooo:rsid="0029e0d3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9" style:family="text">
      <style:text-properties officeooo:rsid="002bb427"/>
    </style:style>
    <style:style style:name="T40" style:family="text">
      <style:text-properties officeooo:rsid="002ca9c5"/>
    </style:style>
    <style:style style:name="T41" style:family="text">
      <style:text-properties officeooo:rsid="002eb606"/>
    </style:style>
    <style:style style:name="T42" style:family="text">
      <style:text-properties officeooo:rsid="00304b61"/>
    </style:style>
    <style:style style:name="T43" style:family="text">
      <style:text-properties officeooo:rsid="0031ff16"/>
    </style:style>
    <style:style style:name="T44" style:family="text">
      <style:text-properties officeooo:rsid="00348f62"/>
    </style:style>
    <style:style style:name="T45" style:family="text">
      <style:text-properties officeooo:rsid="003529cb"/>
    </style:style>
    <style:style style:name="T46" style:family="text">
      <style:text-properties officeooo:rsid="003708fe"/>
    </style:style>
    <style:style style:name="T47" style:family="text">
      <style:text-properties officeooo:rsid="0037baac"/>
    </style:style>
    <style:style style:name="T48" style:family="text">
      <style:text-properties officeooo:rsid="0038ac9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2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5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3"/>
      <text:p text:style-name="P14"/>
      <text:p text:style-name="P14"/>
      <text:p text:style-name="P14"/>
      <text:p text:style-name="P14"/>
      <text:p text:style-name="P18">Trabalho de Conclusão de Curso apresentado ao Curso de Especialização em Desenvolvimento de Aplicações Web como requisito parcial à obtenção do título de especialista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6">RESUMO</text:p>
      <text:p text:style-name="P7"/>
      <text:p text:style-name="P38">Este trabalho foi realizado com o intuito de elaborar uma solução computacional para <text:span text:style-name="T17">a gestão de vendas de empresas de diferentes seguimentos</text:span>, utilizando <text:span text:style-name="T17">a linguagem de programação C# com o framework ASP.NET Core para o back-end e HTML, CSS e Javascript para o front-end.</text:span> Inicialmente foi realizad<text:span text:style-name="T19">a uma pesquisa </text:span>para <text:span text:style-name="T20">mapeamento</text:span> das funcionalidades que o sistema deveria possuir, para que este atenda <text:span text:style-name="T18">à</text:span>s necessidades do cliente, sendo então realizado o processo de <text:span text:style-name="T20">pesquisa, a</text:span>nálise e <text:span text:style-name="T20">m</text:span>odelagem dos processos internos de uma empresa de <text:span text:style-name="T17">vendas</text:span>. <text:span text:style-name="T19">Em seguida,</text:span> <text:span text:style-name="T20">a </text:span>codificação do sistema <text:span text:style-name="T20">foi realizada </text:span>utilizando a metodologia de desenvolvimento de software orientada a objetos, <text:span text:style-name="T19">que</text:span> engloba os processos de <text:span text:style-name="T19">a</text:span>nálise, <text:span text:style-name="T19">p</text:span>rojeto, <text:span text:style-name="T19">i</text:span>mplementação <text:span text:style-name="T19">e testes</text:span>. Para o armazenamento dos dados foi <text:span text:style-name="T19">decidido</text:span> utilizar <text:span text:style-name="T17">o banco de dados relacional SQL Server utilizando comandos </text:span>SQL. Por fim, <text:span text:style-name="T19">após </text:span>o sistema desenvolvido, foi feit<text:span text:style-name="T18">a</text:span> uma avaliação <text:span text:style-name="T20">e validação </text:span>do mesmo, sendo possível verificar que os requisitos levantados foram atendidos de forma satisfatória, e está <text:span text:style-name="T19">em condições de</text:span> ser implementado no cliente.</text:p>
      <text:p text:style-name="P22"><text:s/><text:line-break/></text:p>
      <text:p text:style-name="P20"><text:span text:style-name="T16">Palavras-chave:</text:span> <text:span text:style-name="T15">Gestão de vendas</text:span>. <text:span text:style-name="T15">ASP.NET Core</text:span>. <text:span text:style-name="T15">Desenvolvimento web</text:span>. Análise Orientada a Objeto. </text:p>
      <text:p text:style-name="P17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30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30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30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30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30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30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30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30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30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2">software</text:span></text:a><text:a xlink:type="simple" xlink:href="#_Toc445198583" text:style-name="Index_20_Link" text:visited-style-name="Index_20_Link"><text:span text:style-name="T9"><text:tab/>7</text:span></text:a></text:p>
          <text:p text:style-name="P30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30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30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31"/>
        </text:index-body>
      </text:table-of-content>
      <text:p text:style-name="P8"/>
      <text:p text:style-name="P26"/>
      <text:h text:style-name="P77" text:outline-level="1"><text:bookmark-start text:name="_Toc445198572"/>1. Apresentação<text:bookmark-end text:name="_Toc445198572"/></text:h>
      <text:p text:style-name="P27"/>
      <text:h text:style-name="P34" text:outline-level="2"><text:bookmark-start text:name="_Toc445198573"/><text:bookmark-start text:name="_Toc297133343"/>1.1. Contexto<text:bookmark-end text:name="_Toc445198573"/><text:bookmark-end text:name="_Toc297133343"/></text:h>
      <text:p text:style-name="P24"/>
      <text:p text:style-name="P42"><text:span text:style-name="T23">Um sistema de gestão web pode fornecer aos p</text:span><text:span text:style-name="T24">rocessos empresariais </text:span><text:span text:style-name="T23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76">Utilizando <text:span text:style-name="T22">este sistema web de</text:span> <text:span text:style-name="T22">gestão</text:span> de <text:span text:style-name="T21">vendas</text:span> e de <text:span text:style-name="T21">estoque</text:span> é possível, <text:span text:style-name="T22">de forma remota, </text:span>proporcionar a uma ger<text:span text:style-name="T21">ê</text:span>ncia de empresa um melhor controle <text:span text:style-name="T22">sobre seus</text:span> <text:span text:style-name="T21">produtos </text:span>e vendas realizadas, esse controle quando bem <text:span text:style-name="T21">executado</text:span> pode gerar redução de custos e ainda possibilita uma boa análise do negócio em busca de melhorias para a empresa. </text:p>
      <text:p text:style-name="P9"/>
      <text:h text:style-name="P34" text:outline-level="2"><text:bookmark-start text:name="_Toc445198574"/>1.1. Público alvo<text:bookmark-end text:name="_Toc445198574"/></text:h>
      <text:p text:style-name="P24"/>
      <text:p text:style-name="P75">O software atingirá diretamente a pequenas empresas com foco para lojas de <text:span text:style-name="T25">atendimento ao cliente</text:span> (varejo). <text:span text:style-name="T26">O usuário desse sistema será o vendedor, gerente, administrador e dono da empresa. Como o sistema é de fácil entendimento, aprender a usá-lo será intuitivo e rápido.</text:span></text:p>
      <text:p text:style-name="P9"/>
      <text:h text:style-name="P34" text:outline-level="2"><text:bookmark-start text:name="_Toc445198575"/>1.2. Requisitos<text:bookmark-end text:name="_Toc445198575"/></text:h>
      <text:p text:style-name="P24"/>
      <text:p text:style-name="P24">Enumere os requisitos funcionais e não funcionais previstos para a sua aplicação web. Entre os requisitos não funcionais, inclua os requisitos de usabilidade, de implementação e de portabilidade. </text:p>
      <text:p text:style-name="P44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44">Não funcionais:<text:line-break/>RNF-01<text:tab/>Integração OAuth<text:line-break/>RNF-02<text:tab/>Responsividade<text:line-break/>RNF-03<text:tab/>Banco de dados</text:p>
      <text:p text:style-name="P9"/>
      <text:h text:style-name="P32" text:outline-level="1"><text:bookmark-start text:name="_Toc445198576"/>2. Modelagem<text:bookmark-end text:name="_Toc445198576"/></text:h>
      <text:p text:style-name="P9"/>
      <text:h text:style-name="P34" text:outline-level="2"><text:bookmark-start text:name="_Toc445198577"/>2.1. Diagrama de casos de uso<text:bookmark-end text:name="_Toc445198577"/></text:h>
      <text:p text:style-name="P25"/>
      <text:p text:style-name="P24">O diagrama de casos de uso oferece uma visão global dos casos de uso e dos atores que dele participam.</text:p>
      <text:h text:style-name="P35" text:outline-level="2"><text:bookmark-start text:name="_Toc445198578"/>2.2. Atores<text:bookmark-end text:name="_Toc445198578"/></text:h>
      <text:p text:style-name="P25"/>
      <text:p text:style-name="P24">Liste cada um dos atores que participarão dos casos de uso, oferecendo uma descrição sucinta para cada um deles. Os atores são todos aqueles que interagem com o sistema (usuários, outros sistemas, etc.). <text:s/>Agora, como já estamos falando da modelagem do sistema, já podemos incluir os usuários responsáveis pela administração do sistema</text:p>
      <text:p text:style-name="P25"/>
      <text:h text:style-name="P36" text:outline-level="2"><text:bookmark-start text:name="_Toc445198579"/>2.3. Detalhamento dos casos de uso<text:bookmark-end text:name="_Toc445198579"/></text:h>
      <text:p text:style-name="P25"/>
      <text:p text:style-name="P24">Nesta seção, cada caso de uso deve ser detalhado. Esse detalhamento deve incluir uma descrição do caso de uso, a lista de atores que participam do caso de uso, as pré e pós-condições e os fluxos de eventos (básico, alternativo, de exceção, sub-fluxos, etc.).</text:p>
      <text:p text:style-name="P65"><text:soft-page-break/>Ca<text:span text:style-name="T27">s</text:span>o de Uso <text:span text:style-name="T30">1</text:span>: <text:span text:style-name="T40">Manter login</text:span></text:p>
      <text:p text:style-name="P67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94">Nome do caso de uso</text:p>
          </table:table-cell>
          <table:table-cell table:style-name="Tabela2.B1" office:value-type="string">
            <text:p text:style-name="P79">Manter login</text:p>
          </table:table-cell>
        </table:table-row>
        <table:table-row>
          <table:table-cell table:style-name="Tabela2.A2" office:value-type="string">
            <text:p text:style-name="P94">Objetivo</text:p>
          </table:table-cell>
          <table:table-cell table:style-name="Tabela2.B2" office:value-type="string">
            <text:p text:style-name="P79">Realizar o login no sistema</text:p>
          </table:table-cell>
        </table:table-row>
        <table:table-row>
          <table:table-cell table:style-name="Tabela2.A2" office:value-type="string">
            <text:p text:style-name="P94">Ator(es)</text:p>
          </table:table-cell>
          <table:table-cell table:style-name="Tabela2.B2" office:value-type="string">
            <text:p text:style-name="P79">Administrador, Vendedor, Gerente, Cliente</text:p>
          </table:table-cell>
        </table:table-row>
        <table:table-row>
          <table:table-cell table:style-name="Tabela2.A2" office:value-type="string">
            <text:p text:style-name="P94">Pré-condição</text:p>
          </table:table-cell>
          <table:table-cell table:style-name="Tabela2.B2" office:value-type="string">
            <text:p text:style-name="P79">1. O usuário precisa de um usuário e senha cadastrados</text:p>
            <text:p text:style-name="P79">2. O usuário se autentica no sistema</text:p>
          </table:table-cell>
        </table:table-row>
        <table:table-row>
          <table:table-cell table:style-name="Tabela2.A2" office:value-type="string">
            <text:p text:style-name="P94">Fluxo Principal</text:p>
          </table:table-cell>
          <table:table-cell table:style-name="Tabela2.B2" office:value-type="string">
            <text:p text:style-name="P80">3. O ator preenche os dados de login </text:p>
            <text:p text:style-name="P80"><text:span text:style-name="T41">4. O sistema valida e apresenta </text:span>o menu <text:span text:style-name="T41">e usuário logado</text:span></text:p>
          </table:table-cell>
        </table:table-row>
        <table:table-row>
          <table:table-cell table:style-name="Tabela2.A2" office:value-type="string">
            <text:p text:style-name="P94">Fluxo Alternativo</text:p>
          </table:table-cell>
          <table:table-cell table:style-name="Tabela2.B2" office:value-type="string">
            <text:p text:style-name="P86">4. O usuário pode cancelar</text:p>
          </table:table-cell>
        </table:table-row>
        <table:table-row>
          <table:table-cell table:style-name="Tabela2.A2" office:value-type="string">
            <text:p text:style-name="P94">Fluxo de Exceção</text:p>
          </table:table-cell>
          <table:table-cell table:style-name="Tabela2.B2" office:value-type="string">
            <text:p text:style-name="P86">5. Se os dados não confirmarem o sistema exibe uma mensagem de erro</text:p>
          </table:table-cell>
        </table:table-row>
      </table:table>
      <text:p text:style-name="P62"/>
      <text:p text:style-name="P62"><text:span text:style-name="T29">1. </text:span>Objetivo</text:p>
      <text:p text:style-name="P53">Este caso de uso tem por objetivo realizar o <text:span text:style-name="T30">login no sistema</text:span></text:p>
      <text:p text:style-name="P60"><text:span text:style-name="T29">2. </text:span>Atores</text:p>
      <text:p text:style-name="P53">Fulano</text:p>
      <text:p text:style-name="P60"><text:span text:style-name="T29">3. </text:span>Pré-condições</text:p>
      <text:p text:style-name="P57">Nenhuma pré-condição identificada.</text:p>
      <text:p text:style-name="P60"><text:span text:style-name="T29">4. </text:span>Fluxo Principal</text:p>
      <text:p text:style-name="P53"><text:span text:style-name="T16">P1.</text:span> Iniciar caso de uso</text:p>
      <text:p text:style-name="P53"><text:tab/>Este caso de uso de inicia quando o Ator seleciona a opção <text:span text:style-name="T31">Login</text:span></text:p>
      <text:p text:style-name="P53"><text:span text:style-name="T16">P2.</text:span> Exibir Tela de <text:span text:style-name="T31">Login</text:span></text:p>
      <text:p text:style-name="P53"><text:soft-page-break/><text:tab/>O sistema exibe a tela de <text:span text:style-name="T31">login no sistema</text:span></text:p>
      <text:p text:style-name="P58"><text:span text:style-name="T16">P3. </text:span>Preencher informações solicitadas</text:p>
      <text:p text:style-name="P58"><text:tab/>Usuário preenche login e senha</text:p>
      <text:p text:style-name="P58"><text:span text:style-name="T16">P4. </text:span>Validar informações</text:p>
      <text:p text:style-name="P58"><text:tab/>Sistema valida informações preenchidas</text:p>
      <text:p text:style-name="P58"><text:span text:style-name="T16">P5.</text:span> Realizar Login</text:p>
      <text:p text:style-name="P58"><text:tab/>Sistema faz login do usuário e apresenta tela inicial do sistema</text:p>
      <text:p text:style-name="P53"><text:span text:style-name="T16">P3.</text:span> Encerrar caso de uso</text:p>
      <text:p text:style-name="P60"><text:span text:style-name="T29">5. </text:span>Fluxos Alternativos</text:p>
      <text:p text:style-name="P64"><text:span text:style-name="T16">A1.</text:span> <text:span text:style-name="T31">Registrar</text:span></text:p>
      <text:p text:style-name="P64"><text:tab/><text:span text:style-name="T31">A.1.1. No passo P1, o usuário seleciona a opção Registrar</text:span></text:p>
      <text:p text:style-name="P64"><text:tab/>...</text:p>
      <text:p text:style-name="P60"><text:span text:style-name="T29">6. </text:span>Fluxos de Exceção</text:p>
      <text:p text:style-name="P55"><text:span text:style-name="T16">E1. </text:span>Erro ao <text:span text:style-name="T31">preencher login e senha</text:span></text:p>
      <text:p text:style-name="P55"><text:tab/><text:span text:style-name="T32">E1.1. No passo</text:span></text:p>
      <text:p text:style-name="P55"><text:span text:style-name="T16">E2. </text:span><text:span text:style-name="T33">Erro ao remover</text:span></text:p>
      <text:p text:style-name="P60"><text:span text:style-name="T29">7. </text:span>Pós-condições</text:p>
      <text:p text:style-name="P48">Nenhum<text:span text:style-name="T29">a pós-condição</text:span> identificad<text:span text:style-name="T29">a</text:span>.</text:p>
      <text:p text:style-name="P60"><text:span text:style-name="T29">8. </text:span>Requisitos não funcionais</text:p>
      <text:p text:style-name="P48">Nenhum requisito não funcional identificado.</text:p>
      <text:p text:style-name="P48"/>
      <text:p text:style-name="P46"><text:span text:style-name="T34">Ca</text:span><text:span text:style-name="T35">s</text:span><text:span text:style-name="T34">o de Uso </text:span><text:span text:style-name="T36">2</text:span><text:span text:style-name="T34">: Manter </text:span><text:span text:style-name="T37">Produto</text:span></text:p>
      <text:p text:style-name="P59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95">Nome do caso de uso</text:p>
          </table:table-cell>
          <table:table-cell table:style-name="Tabela3.B1" office:value-type="string">
            <text:p text:style-name="P81">Manter <text:span text:style-name="T42">produto</text:span></text:p>
          </table:table-cell>
        </table:table-row>
        <table:table-row>
          <table:table-cell table:style-name="Tabela3.A2" office:value-type="string">
            <text:p text:style-name="P95">Objetivo</text:p>
          </table:table-cell>
          <table:table-cell table:style-name="Tabela3.B2" office:value-type="string">
            <text:p text:style-name="P81"><text:span text:style-name="T42">Permitir o ator consultar, cadastrar, alterar e excluir produtos no sistema</text:span></text:p>
          </table:table-cell>
        </table:table-row>
        <table:table-row>
          <table:table-cell table:style-name="Tabela3.A2" office:value-type="string">
            <text:p text:style-name="P95">Ator(es)</text:p>
          </table:table-cell>
          <table:table-cell table:style-name="Tabela3.B2" office:value-type="string">
            <text:p text:style-name="P81">Administrador, Gerente, Vendedor</text:p>
          </table:table-cell>
        </table:table-row>
        <table:table-row>
          <table:table-cell table:style-name="Tabela3.A2" office:value-type="string">
            <text:p text:style-name="P95">Pré-condição</text:p>
          </table:table-cell>
          <table:table-cell table:style-name="Tabela3.B2" office:value-type="string">
            <text:p text:style-name="P81">1. O usuário <text:span text:style-name="T42">está autenticado no sistema</text:span></text:p>
          </table:table-cell>
        </table:table-row>
        <table:table-row>
          <table:table-cell table:style-name="Tabela3.A2" office:value-type="string">
            <text:p text:style-name="P95">Fluxo Principal</text:p>
          </table:table-cell>
          <table:table-cell table:style-name="Tabela3.B2" office:value-type="string">
            <text:p text:style-name="P81">2. O usuário se<text:span text:style-name="T42">leciona a opção Produto</text:span></text:p>
            <text:p text:style-name="P81">3. O <text:span text:style-name="T42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95">Fluxo Alternativo</text:p>
          </table:table-cell>
          <table:table-cell table:style-name="Tabela3.B2" office:value-type="string">
            <text:p text:style-name="P88"><text:span text:style-name="T43">4. O usuário pode cadastrar novo produto</text:span></text:p>
            <text:p text:style-name="P88"><text:span text:style-name="T43">5. O usuário pode alterar um produto</text:span></text:p>
            <text:p text:style-name="P88"><text:span text:style-name="T43">6</text:span>. O <text:span text:style-name="T43">usuário pode remover um produto</text:span></text:p>
          </table:table-cell>
        </table:table-row>
        <table:table-row>
          <table:table-cell table:style-name="Tabela3.A2" office:value-type="string">
            <text:p text:style-name="P95">Fluxo de Exceção</text:p>
          </table:table-cell>
          <table:table-cell table:style-name="Tabela3.B2" office:value-type="string">
            <text:p text:style-name="P87"><text:span text:style-name="T43">7</text:span>. Se <text:span text:style-name="T43">as informações não forem preenchidas corretamente,</text:span> <text:span text:style-name="T43">o </text:span>sistema exibe uma mensagem de erro</text:p>
          </table:table-cell>
        </table:table-row>
      </table:table>
      <text:p text:style-name="P63"/>
      <text:p text:style-name="P51"/>
      <text:p text:style-name="P45"><text:span text:style-name="T34">Ca</text:span><text:span text:style-name="T35">s</text:span><text:span text:style-name="T34">o de Uso </text:span><text:span text:style-name="T38">3</text:span><text:span text:style-name="T34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6">Nome do caso de uso</text:p>
          </table:table-cell>
          <table:table-cell table:style-name="Tabela4.B1" office:value-type="string">
            <text:p text:style-name="P82">Manter <text:span text:style-name="T44">fornecedor</text:span></text:p>
          </table:table-cell>
        </table:table-row>
        <table:table-row>
          <table:table-cell table:style-name="Tabela4.A2" office:value-type="string">
            <text:p text:style-name="P96">Objetivo</text:p>
          </table:table-cell>
          <table:table-cell table:style-name="Tabela4.B2" office:value-type="string">
            <text:p text:style-name="P82"><text:span text:style-name="T42">Permitir o ator consultar, cadastrar, alterar e excluir fornecedores no sistema</text:span></text:p>
          </table:table-cell>
        </table:table-row>
        <table:table-row>
          <table:table-cell table:style-name="Tabela4.A2" office:value-type="string">
            <text:p text:style-name="P96">Ator(es)</text:p>
          </table:table-cell>
          <table:table-cell table:style-name="Tabela4.B2" office:value-type="string">
            <text:p text:style-name="P82">Administrador, Gerente, Vendedor</text:p>
          </table:table-cell>
        </table:table-row>
        <table:table-row>
          <table:table-cell table:style-name="Tabela4.A2" office:value-type="string">
            <text:p text:style-name="P96">Pré-condição</text:p>
          </table:table-cell>
          <table:table-cell table:style-name="Tabela4.B2" office:value-type="string">
            <text:p text:style-name="P82">1. O usuário <text:span text:style-name="T42">está autenticado no sistema</text:span></text:p>
          </table:table-cell>
        </table:table-row>
        <table:table-row>
          <table:table-cell table:style-name="Tabela4.A2" office:value-type="string">
            <text:p text:style-name="P96">Fluxo Principal</text:p>
          </table:table-cell>
          <table:table-cell table:style-name="Tabela4.B2" office:value-type="string">
            <text:p text:style-name="P82">2. O usuário se<text:span text:style-name="T42">leciona a opção Fornecedor</text:span></text:p>
            <text:p text:style-name="P82">3. O <text:span text:style-name="T42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96">Fluxo Alternativo</text:p>
          </table:table-cell>
          <table:table-cell table:style-name="Tabela4.B2" office:value-type="string">
            <text:p text:style-name="P89"><text:span text:style-name="T43">4. O usuário pode cadastrar novo fornecedor</text:span></text:p>
            <text:p text:style-name="P89"><text:span text:style-name="T43">5. O usuário pode alterar um fornecedor</text:span></text:p>
            <text:p text:style-name="P89"><text:soft-page-break/><text:span text:style-name="T43">6</text:span>. O <text:span text:style-name="T43">usuário pode remover um fornecedor</text:span></text:p>
          </table:table-cell>
        </table:table-row>
        <table:table-row>
          <table:table-cell table:style-name="Tabela4.A2" office:value-type="string">
            <text:p text:style-name="P96">Fluxo de Exceção</text:p>
          </table:table-cell>
          <table:table-cell table:style-name="Tabela4.B2" office:value-type="string">
            <text:p text:style-name="P89"><text:span text:style-name="T43">7</text:span>. Se <text:span text:style-name="T43">as informações não forem preenchidas corretamente,</text:span> <text:span text:style-name="T43">o </text:span>sistema exibe uma mensagem de erro</text:p>
          </table:table-cell>
        </table:table-row>
      </table:table>
      <text:p text:style-name="P52"/>
      <text:p text:style-name="P49"/>
      <text:p text:style-name="P66">Ca<text:span text:style-name="T27">s</text:span>o de Uso <text:span text:style-name="T39">4</text:span>: Manter Cliente</text:p>
      <text:p text:style-name="P7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7">Nome do caso de uso</text:p>
          </table:table-cell>
          <table:table-cell table:style-name="Tabela5.B1" office:value-type="string">
            <text:p text:style-name="P83">Manter <text:span text:style-name="T45">Cliente</text:span></text:p>
          </table:table-cell>
        </table:table-row>
        <table:table-row>
          <table:table-cell table:style-name="Tabela5.A2" office:value-type="string">
            <text:p text:style-name="P97">Objetivo</text:p>
          </table:table-cell>
          <table:table-cell table:style-name="Tabela5.B2" office:value-type="string">
            <text:p text:style-name="P83"><text:span text:style-name="T42">Permitir o ator consultar, cadastrar, alterar e excluir clientes no sistema</text:span></text:p>
          </table:table-cell>
        </table:table-row>
        <table:table-row>
          <table:table-cell table:style-name="Tabela5.A2" office:value-type="string">
            <text:p text:style-name="P97">Ator(es)</text:p>
          </table:table-cell>
          <table:table-cell table:style-name="Tabela5.B2" office:value-type="string">
            <text:p text:style-name="P83">Administrador, Gerente, Vendedor</text:p>
          </table:table-cell>
        </table:table-row>
        <table:table-row>
          <table:table-cell table:style-name="Tabela5.A2" office:value-type="string">
            <text:p text:style-name="P97">Pré-condição</text:p>
          </table:table-cell>
          <table:table-cell table:style-name="Tabela5.B2" office:value-type="string">
            <text:p text:style-name="P83">1. O usuário <text:span text:style-name="T42">está autenticado no sistema</text:span></text:p>
          </table:table-cell>
        </table:table-row>
        <table:table-row>
          <table:table-cell table:style-name="Tabela5.A2" office:value-type="string">
            <text:p text:style-name="P97">Fluxo Principal</text:p>
          </table:table-cell>
          <table:table-cell table:style-name="Tabela5.B2" office:value-type="string">
            <text:p text:style-name="P83">2. O usuário se<text:span text:style-name="T42">leciona a opção Cliente</text:span></text:p>
            <text:p text:style-name="P83">3. O <text:span text:style-name="T42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97">Fluxo Alternativo</text:p>
          </table:table-cell>
          <table:table-cell table:style-name="Tabela5.B2" office:value-type="string">
            <text:p text:style-name="P90"><text:span text:style-name="T43">4. O usuário pode cadastrar novo cliente</text:span></text:p>
            <text:p text:style-name="P90"><text:span text:style-name="T43">5. O usuário pode alterar um cliente</text:span></text:p>
            <text:p text:style-name="P90"><text:span text:style-name="T43">6</text:span>. O <text:span text:style-name="T43">usuário pode remover um cliente</text:span></text:p>
          </table:table-cell>
        </table:table-row>
        <table:table-row>
          <table:table-cell table:style-name="Tabela5.A2" office:value-type="string">
            <text:p text:style-name="P97">Fluxo de Exceção</text:p>
          </table:table-cell>
          <table:table-cell table:style-name="Tabela5.B2" office:value-type="string">
            <text:p text:style-name="P90"><text:span text:style-name="T43">7</text:span>. Se <text:span text:style-name="T43">as informações não forem preenchidas corretamente,</text:span> <text:span text:style-name="T43">o </text:span>sistema exibe uma mensagem de erro</text:p>
          </table:table-cell>
        </table:table-row>
      </table:table>
      <text:p text:style-name="P72"/>
      <text:p text:style-name="P65">Ca<text:span text:style-name="T27">s</text:span>o de Uso <text:span text:style-name="T39">5</text:span>: Manter Vendedor</text:p>
      <text:p text:style-name="P7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8">Nome do caso de uso</text:p>
          </table:table-cell>
          <table:table-cell table:style-name="Tabela6.B1" office:value-type="string">
            <text:p text:style-name="P84">Manter <text:span text:style-name="T46">Vendedor</text:span></text:p>
          </table:table-cell>
        </table:table-row>
        <table:table-row>
          <table:table-cell table:style-name="Tabela6.A2" office:value-type="string">
            <text:p text:style-name="P98">Objetivo</text:p>
          </table:table-cell>
          <table:table-cell table:style-name="Tabela6.B2" office:value-type="string">
            <text:p text:style-name="P84"><text:span text:style-name="T42">Permitir o ator consultar, cadastrar, alterar e excluir vendedores no sistema</text:span></text:p>
          </table:table-cell>
        </table:table-row>
        <text:soft-page-break/>
        <table:table-row>
          <table:table-cell table:style-name="Tabela6.A2" office:value-type="string">
            <text:p text:style-name="P98">Ator(es)</text:p>
          </table:table-cell>
          <table:table-cell table:style-name="Tabela6.B2" office:value-type="string">
            <text:p text:style-name="P84">Administrador, Gerente, Vendedor</text:p>
          </table:table-cell>
        </table:table-row>
        <table:table-row>
          <table:table-cell table:style-name="Tabela6.A2" office:value-type="string">
            <text:p text:style-name="P98">Pré-condição</text:p>
          </table:table-cell>
          <table:table-cell table:style-name="Tabela6.B2" office:value-type="string">
            <text:p text:style-name="P84">1. O usuário <text:span text:style-name="T42">está autenticado no sistema</text:span></text:p>
          </table:table-cell>
        </table:table-row>
        <table:table-row>
          <table:table-cell table:style-name="Tabela6.A2" office:value-type="string">
            <text:p text:style-name="P98">Fluxo Principal</text:p>
          </table:table-cell>
          <table:table-cell table:style-name="Tabela6.B2" office:value-type="string">
            <text:p text:style-name="P84">2. O usuário se<text:span text:style-name="T42">leciona a opção Vendedor</text:span></text:p>
            <text:p text:style-name="P84">3. O <text:span text:style-name="T42">sistema exibe a lista de vendedores já cadastrados </text:span></text:p>
          </table:table-cell>
        </table:table-row>
        <table:table-row>
          <table:table-cell table:style-name="Tabela6.A2" office:value-type="string">
            <text:p text:style-name="P98">Fluxo Alternativo</text:p>
          </table:table-cell>
          <table:table-cell table:style-name="Tabela6.B2" office:value-type="string">
            <text:p text:style-name="P91"><text:span text:style-name="T43">4. O usuário pode cadastrar novo vendedor</text:span></text:p>
            <text:p text:style-name="P91"><text:span text:style-name="T43">5. O usuário pode alterar um vendedor</text:span></text:p>
            <text:p text:style-name="P91"><text:span text:style-name="T43">6</text:span>. O <text:span text:style-name="T43">usuário pode remover um vendedor</text:span></text:p>
          </table:table-cell>
        </table:table-row>
        <table:table-row>
          <table:table-cell table:style-name="Tabela6.A2" office:value-type="string">
            <text:p text:style-name="P98">Fluxo de Exceção</text:p>
          </table:table-cell>
          <table:table-cell table:style-name="Tabela6.B2" office:value-type="string">
            <text:p text:style-name="P91"><text:span text:style-name="T43">7</text:span>. Se <text:span text:style-name="T43">as informações não forem preenchidas corretamente,</text:span> <text:span text:style-name="T43">o </text:span>sistema exibe uma mensagem de erro</text:p>
          </table:table-cell>
        </table:table-row>
      </table:table>
      <text:p text:style-name="P68"/>
      <text:p text:style-name="P66">Ca<text:span text:style-name="T27">s</text:span>o de Uso <text:span text:style-name="T39">6</text:span>: <text:span text:style-name="T48">Manter Venda</text:span></text:p>
      <text:p text:style-name="P7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9">Nome do caso de uso</text:p>
          </table:table-cell>
          <table:table-cell table:style-name="Tabela7.B1" office:value-type="string">
            <text:p text:style-name="P93"><text:span text:style-name="T48">Manter</text:span> Venda</text:p>
          </table:table-cell>
        </table:table-row>
        <table:table-row>
          <table:table-cell table:style-name="Tabela7.A2" office:value-type="string">
            <text:p text:style-name="P99">Objetivo</text:p>
          </table:table-cell>
          <table:table-cell table:style-name="Tabela7.B2" office:value-type="string">
            <text:p text:style-name="P85"><text:span text:style-name="T42">Permitir o ator registrar a venda no sistema</text:span></text:p>
          </table:table-cell>
        </table:table-row>
        <table:table-row>
          <table:table-cell table:style-name="Tabela7.A2" office:value-type="string">
            <text:p text:style-name="P99">Ator(es)</text:p>
          </table:table-cell>
          <table:table-cell table:style-name="Tabela7.B2" office:value-type="string">
            <text:p text:style-name="P85">Administrador, Gerente, Vendedor</text:p>
          </table:table-cell>
        </table:table-row>
        <table:table-row>
          <table:table-cell table:style-name="Tabela7.A2" office:value-type="string">
            <text:p text:style-name="P99">Pré-condição</text:p>
          </table:table-cell>
          <table:table-cell table:style-name="Tabela7.B2" office:value-type="string">
            <text:p text:style-name="P85">1. O usuário <text:span text:style-name="T42">está autenticado no sistema</text:span></text:p>
            <text:p text:style-name="P93">2. Existem clientes e produtos cadastrados n o sistema</text:p>
            <text:p text:style-name="P93">3. O ator está com o perfil cadastrado</text:p>
          </table:table-cell>
        </table:table-row>
        <table:table-row>
          <table:table-cell table:style-name="Tabela7.A2" office:value-type="string">
            <text:p text:style-name="P99">Fluxo Principal</text:p>
          </table:table-cell>
          <table:table-cell table:style-name="Tabela7.B2" office:value-type="string">
            <text:p text:style-name="P85"><text:span text:style-name="T47">4</text:span>. O usuário se<text:span text:style-name="T42">leciona a opção Registrar Venda</text:span></text:p>
            <text:p text:style-name="P85"><text:span text:style-name="T47">5</text:span>. O <text:span text:style-name="T42">sistema exibe a lista de vendas já cadastradas </text:span></text:p>
          </table:table-cell>
        </table:table-row>
        <table:table-row>
          <table:table-cell table:style-name="Tabela7.A2" office:value-type="string">
            <text:p text:style-name="P99">Fluxo Alternativo</text:p>
          </table:table-cell>
          <table:table-cell table:style-name="Tabela7.B2" office:value-type="string">
            <text:p text:style-name="P92"><text:span text:style-name="T47">6. O ator vendedor e administrador podem registrar nova venda</text:span></text:p>
            <text:p text:style-name="P92"><text:span text:style-name="T47">7. O ator vendedor e administrador podem detalhar uma venda</text:span></text:p>
            <text:p text:style-name="P92"><text:soft-page-break/><text:span text:style-name="T47">8. O ator administrador pode cancelar uma venda</text:span></text:p>
          </table:table-cell>
        </table:table-row>
        <table:table-row>
          <table:table-cell table:style-name="Tabela7.A2" office:value-type="string">
            <text:p text:style-name="P99">Fluxo de Exceção</text:p>
          </table:table-cell>
          <table:table-cell table:style-name="Tabela7.B2" office:value-type="string">
            <text:p text:style-name="P92"><text:span text:style-name="T47">9</text:span>. Se <text:span text:style-name="T43">as informações não forem preenchidas corretamente,</text:span> <text:span text:style-name="T43">o </text:span>sistema exibe uma mensagem de erro</text:p>
          </table:table-cell>
        </table:table-row>
      </table:table>
      <text:p text:style-name="P69"/>
      <text:p text:style-name="P70"/>
      <text:p text:style-name="P66"/>
      <text:p text:style-name="P66">Ca<text:span text:style-name="T27">s</text:span>o de Uso <text:span text:style-name="T48">7</text:span>: <text:span text:style-name="T27">Gerar relatório</text:span></text:p>
      <text:p text:style-name="P50">Vendas por períodos</text:p>
      <text:p text:style-name="P50">Gráfico de vendas por produtos</text:p>
      <text:p text:style-name="P50">Gráfico de vendas por vendedor</text:p>
      <text:p text:style-name="P71"/>
      <text:p text:style-name="P66"/>
      <text:p text:style-name="P47"/>
      <text:p text:style-name="P65">Ca<text:span text:style-name="T27">s</text:span>o de Uso <text:span text:style-name="T48">8</text:span>: <text:span text:style-name="T28">Configurar sistema</text:span></text:p>
      <text:p text:style-name="P47">Tipo Usuário</text:p>
      <text:p text:style-name="P47">Perfil Usuário</text:p>
      <text:p text:style-name="P47">Acessos tipo usuários</text:p>
      <text:p text:style-name="P47">Funcionalidades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4">Nome do caso de uso</text:p>
          </table:table-cell>
          <table:table-cell table:style-name="Tabela1.B1" office:value-type="string">
            <text:p text:style-name="P79">Configurar sistema</text:p>
          </table:table-cell>
        </table:table-row>
        <table:table-row>
          <table:table-cell table:style-name="Tabela1.A2" office:value-type="string">
            <text:p text:style-name="P94">Objetivo</text:p>
          </table:table-cell>
          <table:table-cell table:style-name="Tabela1.B2" office:value-type="string">
            <text:p text:style-name="P79"/>
          </table:table-cell>
        </table:table-row>
        <table:table-row>
          <table:table-cell table:style-name="Tabela1.A2" office:value-type="string">
            <text:p text:style-name="P94">Ator(es)</text:p>
          </table:table-cell>
          <table:table-cell table:style-name="Tabela1.B2" office:value-type="string">
            <text:p text:style-name="P79">Administrador</text:p>
          </table:table-cell>
        </table:table-row>
        <table:table-row>
          <table:table-cell table:style-name="Tabela1.A2" office:value-type="string">
            <text:p text:style-name="P94">Pré-condição</text:p>
          </table:table-cell>
          <table:table-cell table:style-name="Tabela1.B2" office:value-type="string">
            <text:p text:style-name="P79">O usuário se autentica no sistema</text:p>
          </table:table-cell>
        </table:table-row>
        <text:soft-page-break/>
        <table:table-row>
          <table:table-cell table:style-name="Tabela1.A2" office:value-type="string">
            <text:p text:style-name="P94">Fluxo Principal</text:p>
          </table:table-cell>
          <table:table-cell table:style-name="Tabela1.B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94">Fluxo Alternativo</text:p>
          </table:table-cell>
          <table:table-cell table:style-name="Tabela1.B2" office:value-type="string">
            <text:p text:style-name="P78"/>
          </table:table-cell>
        </table:table-row>
        <table:table-row>
          <table:table-cell table:style-name="Tabela1.A2" office:value-type="string">
            <text:p text:style-name="P94">Fluxo de Exceção</text:p>
          </table:table-cell>
          <table:table-cell table:style-name="Tabela1.B2" office:value-type="string">
            <text:p text:style-name="P78"/>
          </table:table-cell>
        </table:table-row>
      </table:table>
      <text:p text:style-name="P47"/>
      <text:p text:style-name="P43"/>
      <text:h text:style-name="P36" text:outline-level="2"><text:bookmark-start text:name="_Toc445198580"/>2.4. Interfaces<text:bookmark-end text:name="_Toc445198580"/></text:h>
      <text:p text:style-name="P21"/>
      <text:p text:style-name="P21">Apresente o layout das interfaces, incluindo uma descrição dos campos e comandos em cada uma delas. Como forma de layout, use um wireframes ou as interfaces já implementadas.</text:p>
      <text:p text:style-name="P21">Use um diagrama de estados para representar o comportamento da interface.</text:p>
      <text:p text:style-name="P25"/>
      <text:h text:style-name="Heading_20_2" text:outline-level="2"><text:bookmark-start text:name="_Toc445198581"/><text:span text:style-name="T10">2.</text:span><text:span text:style-name="T13">5</text:span><text:span text:style-name="T10">. Diagrama de classes</text:span><text:bookmark-end text:name="_Toc445198581"/></text:h>
      <text:p text:style-name="P25"/>
      <text:p text:style-name="P24">Apresente o diagrama de classes da aplicação web, descrevendo, sucintamente, as classes e as relações entre elas.</text:p>
      <text:p text:style-name="P25"/>
      <text:p text:style-name="P25"/>
      <text:h text:style-name="P32" text:outline-level="1"><text:bookmark-start text:name="_Toc445198582"/>3. Projeto<text:bookmark-end text:name="_Toc445198582"/></text:h>
      <text:p text:style-name="P25"/>
      <text:h text:style-name="Heading_20_2" text:outline-level="2"><text:bookmark-start text:name="_Toc445198583"/><text:span text:style-name="T10">3.1. Arquitetura d</text:span><text:span text:style-name="T13">e</text:span><text:span text:style-name="T10"> </text:span><text:span text:style-name="T14">software</text:span><text:bookmark-end text:name="_Toc445198583"/></text:h>
      <text:p text:style-name="P21"/>
      <text:p text:style-name="P21">Identifique o padrão arquitetural que sua aplicação adotará (cliente-servidor, MVC, P2P, etc.).</text:p>
      <text:p text:style-name="P21">Apresente os componentes planejados para a sua aplicação Web, tanto aqueles que serão executados do lado do cliente quanto do lado do servidor e como será a relação entre eles.</text:p>
      <text:p text:style-name="P21">Justifique a escolha de cada opção tecnológica.</text:p>
      <text:p text:style-name="P10"/>
      <text:h text:style-name="P36" text:outline-level="2"><text:bookmark-start text:name="_Toc445198584"/><text:soft-page-break/>3.2. Arquitetura da informação<text:bookmark-end text:name="_Toc445198584"/></text:h>
      <text:p text:style-name="P21"/>
      <text:p text:style-name="P21">Descreva como a informação estará organizada na aplicação – hierarquias, categorias, rótulos (palavras-chave), etc.</text:p>
      <text:p text:style-name="P21">Descreva também como será a navegação pelo espaço de navegação.</text:p>
      <text:p text:style-name="P21">Descreva os mecanismos de busca e de recuperação de informações.</text:p>
      <text:p text:style-name="P21">Apresente os componentes planejados para a sua aplicação Web, tanto aqueles que serão executados do lado do cliente quanto do lado do servidor e como será a relação entre eles.</text:p>
      <text:p text:style-name="P10"/>
      <text:h text:style-name="P33" text:outline-level="1"><text:bookmark-start text:name="_Toc445198585"/>4. Testes<text:bookmark-end text:name="_Toc445198585"/></text:h>
      <text:p text:style-name="P21"/>
      <text:p text:style-name="P19"><text:span text:style-name="T3">Apresente os testes realizados em sua aplicação web</text:span><text:span text:style-name="T4"> (inclusive de usabilidade).</text:span></text:p>
      <text:p text:style-name="P23"/>
      <text:h text:style-name="Heading_20_1" text:outline-level="1"><text:bookmark-start text:name="_Toc445198586"/><text:span text:style-name="T10">5. URL</text:span><text:bookmark-end text:name="_Toc445198586"/><text:span text:style-name="T13">s</text:span></text:h>
      <text:p text:style-name="P10"/>
      <text:h text:style-name="Heading_20_2" text:outline-level="2"><text:bookmark-start text:name="_Toc445198587"/><text:span text:style-name="T13">5</text:span><text:span text:style-name="T10">.</text:span><text:span text:style-name="T13">1</text:span><text:span text:style-name="T10">. </text:span><text:span text:style-name="T13">Aplicação web</text:span><text:bookmark-end text:name="_Toc445198587"/></text:h>
      <text:p text:style-name="P10"/>
      <text:p text:style-name="P21">Apresente o endereço em que sua aplicação web está hospedada, além de quaisquer orientações e restrições (ex.: senha) para usá-la.</text:p>
      <text:p text:style-name="P9"/>
      <text:h text:style-name="Heading_20_2" text:outline-level="2"><text:bookmark-start text:name="_Toc445198588"/><text:span text:style-name="T13">5</text:span><text:span text:style-name="T10">.</text:span><text:span text:style-name="T13">2</text:span><text:span text:style-name="T10">. </text:span><text:span text:style-name="T13">Repositório código-fonte</text:span><text:bookmark-end text:name="_Toc445198588"/></text:h>
      <text:p text:style-name="P9"/>
      <text:p text:style-name="P39">https://github.com/biazs/GestaoVendas_TCC.git</text:p>
      <text:p text:style-name="P40">Inclua o código da sua aplicação web em um repositório e indique a URL. A inclusão desse código servirá como base para garantir a autenticidade dos trabalhos.</text:p>
      <text:p text:style-name="P9"/>
      <text:h text:style-name="Heading_20_2" text:outline-level="2"><text:span text:style-name="T13">5</text:span><text:span text:style-name="T10">.</text:span><text:span text:style-name="T13">3</text:span><text:span text:style-name="T10">. </text:span><text:span text:style-name="T13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<text:soft-page-break/>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3"/>
      <text:p text:style-name="P23"/>
      <text:h text:style-name="P29" text:outline-level="1"><text:bookmark-start text:name="_Toc297133353"/><text:bookmark-start text:name="_Toc445198589"/><text:bookmark-start text:name="_Toc351475134"/>REFERÊNCIAS<text:bookmark-end text:name="_Toc297133353"/><text:bookmark-end text:name="_Toc445198589"/><text:bookmark-end text:name="_Toc351475134"/></text:h>
      <text:p text:style-name="P8"/>
      <text:p text:style-name="P21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28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6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35</meta:editing-cycles>
    <meta:print-date>2013-03-18T18:49:00</meta:print-date>
    <meta:creation-date>2019-06-10T02:33:00</meta:creation-date>
    <dc:date>2020-07-22T23:00:15.303000000</dc:date>
    <meta:editing-duration>PT5H7M8S</meta:editing-duration>
    <meta:generator>LibreOffice/5.2.6.2$Windows_x86 LibreOffice_project/a3100ed2409ebf1c212f5048fbe377c281438fdc</meta:generator>
    <meta:document-statistic meta:table-count="7" meta:image-count="0" meta:object-count="0" meta:page-count="16" meta:paragraph-count="244" meta:word-count="1920" meta:character-count="11992" meta:non-whitespace-character-count="10285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